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F000001AA6E121EF9B16B4CC8.bmp" manifest:media-type="image/bmp"/>
  <manifest:file-entry manifest:full-path="Pictures/10000000000001B9000001B41AE68DBBEB1FC612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2425in" svg:height="3.2055in" draw:z-index="0"><draw:image xlink:href="Pictures/10000000000001B9000001B41AE68DBBEB1FC612.bmp" xlink:type="simple" xlink:show="embed" xlink:actuate="onLoad"/></draw:frame><draw:frame draw:style-name="fr2" draw:name="Image2" text:anchor-type="paragraph" svg:x="1.578in" svg:y="3.5701in" svg:width="3.6398in" svg:height="3.1327in" draw:z-index="1"><draw:image xlink:href="Pictures/10000000000001EF000001AA6E121EF9B16B4CC8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23:43:14.182806802</meta:creation-date>
    <dc:date>2016-10-18T23:44:06.145775648</dc:date>
    <meta:editing-duration>PT5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